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4.75cm" fo:min-width="23.072cm"/>
    </style:style>
    <style:style style:name="gr2" style:family="graphic" style:parent-style-name="standard">
      <style:graphic-properties draw:fill-color="#f04e4d" draw:textarea-horizontal-align="justify" draw:textarea-vertical-align="middle" draw:auto-grow-height="false" fo:min-height="1.229cm" fo:min-width="0.982cm"/>
    </style:style>
    <style:style style:name="gr3" style:family="graphic" style:parent-style-name="standard">
      <style:graphic-properties draw:fill-color="#00a65d" draw:textarea-horizontal-align="justify" draw:textarea-vertical-align="middle" draw:auto-grow-height="false" fo:min-height="1.227cm" fo:min-width="0.97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1.228cm" fo:min-width="0.98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1.23cm" fo:min-width="0.981cm"/>
    </style:style>
    <style:style style:name="gr6" style:family="graphic" style:parent-style-name="standard">
      <style:graphic-properties draw:fill-color="#0065bd" draw:textarea-horizontal-align="justify" draw:textarea-vertical-align="middle" draw:auto-grow-height="false" fo:min-height="1.229cm" fo:min-width="0.982cm"/>
    </style:style>
    <style:style style:name="gr7" style:family="graphic" style:parent-style-name="standard">
      <style:graphic-properties draw:fill="solid" draw:fill-color="#0065bd" draw:textarea-horizontal-align="justify" draw:textarea-vertical-align="middle" draw:auto-grow-height="false" fo:min-height="1.224cm" fo:min-width="0.979cm"/>
    </style:style>
    <style:style style:name="gr8" style:family="graphic" style:parent-style-name="standard">
      <style:graphic-properties draw:stroke="dash" draw:stroke-dash="Ultrafine_20_Dashed" svg:stroke-width="0.053cm" draw:marker-start-width="0.279cm" draw:marker-end-width="0.279cm" draw:fill="none" draw:textarea-horizontal-align="justify" draw:textarea-vertical-align="middle" draw:auto-grow-height="false" fo:min-height="4.135cm" fo:min-width="2.409cm" fo:padding-top="0.151cm" fo:padding-bottom="0.151cm" fo:padding-left="0.276cm" fo:padding-right="0.276cm"/>
    </style:style>
    <style:style style:name="gr9" style:family="graphic" style:parent-style-name="standard">
      <style:graphic-properties draw:stroke="dash" draw:stroke-dash="Ultrafine_20_Dashed" svg:stroke-width="0.053cm" svg:stroke-color="#00a65d" draw:marker-start-width="0.279cm" draw:marker-end-width="0.279cm" draw:fill="none" draw:textarea-horizontal-align="justify" draw:textarea-vertical-align="middle" draw:auto-grow-height="false" fo:min-height="6.354cm" fo:min-width="9.802cm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84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f04e4d"/>
      <style:paragraph-properties fo:text-align="center"/>
    </style:style>
    <style:style style:name="P3" style:family="paragraph">
      <loext:graphic-properties draw:fill-color="#00a65d"/>
      <style:paragraph-properties fo:text-align="center"/>
    </style:style>
    <style:style style:name="P4" style:family="paragraph">
      <loext:graphic-properties draw:fill-color="#0065bd"/>
      <style:paragraph-properties fo:text-align="center"/>
    </style:style>
    <style:style style:name="P5" style:family="paragraph">
      <loext:graphic-properties draw:fill="solid" draw:fill-color="#0065b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fo:font-size="22pt" style:font-size-asian="22pt" style:font-size-complex="22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ffffff"/>
    </style:style>
    <style:style style:name="T1" style:family="text">
      <style:text-properties fo:color="#000000" loext:opacity="100%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23.572cm" svg:height="15cm" svg:x="2.595cm" svg:y="0.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" draw:text-style-name="P2" draw:layer="layout" svg:width="2.094cm" svg:height="2.091cm" svg:x="4.361cm" svg:y="10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text-style-name="P3" draw:layer="layout" svg:width="2.09cm" svg:height="2.089cm" svg:x="10.952cm" svg:y="10.49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3" draw:layer="layout" svg:width="2.092cm" svg:height="2.088cm" svg:x="13.839cm" svg:y="10.4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3" draw:layer="layout" svg:width="2.093cm" svg:height="2.092cm" svg:x="12.605cm" svg:y="6.3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2.094cm" svg:height="2.091cm" draw:transform="skewX (-0.00139626340159543) rotate (-1.22120687762043) translate (22.182cm 8.304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5" draw:layer="layout" svg:width="2.091cm" svg:height="2.084cm" draw:transform="skewX (-0.0027925268031909) rotate (-1.22225407517163) translate (24.501cm 7.466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6" draw:layer="layout" svg:width="4.185cm" svg:height="6.273cm" draw:transform="skewX (-0.000698131700797703) rotate (-1.22225407517163) translate (24.849cm 6.127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9" draw:text-style-name="P6" draw:layer="layout" svg:width="14.642cm" svg:height="9.412cm" svg:x="3.125cm" svg:y="5.14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10" draw:text-style-name="P8" draw:layer="layout" svg:width="21.467cm" svg:height="1.434cm" svg:x="2.595cm" svg:y="3.066cm">
            <draw:text-box>
              <text:p text:style-name="P7"><text:span text:style-name="T1">Hit incorrectly merged into a cluster</text:span></text:p>
            </draw:text-box>
          </draw:frame>
          <draw:line draw:style-name="gr11" draw:text-style-name="P6" draw:layer="layout" svg:x1="5.342cm" svg:y1="5.007cm" svg:x2="5.342cm" svg:y2="9.788cm">
            <text:p/>
          </draw:line>
          <draw:frame draw:style-name="gr12" draw:text-style-name="P10" draw:layer="layout" svg:width="15.5cm" svg:height="1.276cm" svg:x="6.5cm" svg:y="0.5cm">
            <draw:text-box>
              <text:p text:style-name="P9"><text:span text:style-name="T2">False Positive (FP)</text:span></text:p>
            </draw:text-box>
          </draw:fram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Ultrafine_20_Dashed" draw:display-name="Ultrafine Dashed" draw:style="rect" draw:dots1="1" draw:dots1-length="0.152cm" draw:dots2="1" draw:dots2-length="0.152cm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5-23T17:10:24.121426326</meta:creation-date>
    <dc:date>2025-05-23T17:12:27.848143766</dc:date>
    <meta:editing-duration>PT2M5S</meta:editing-duration>
    <meta:editing-cycles>1</meta:editing-cycles>
    <meta:document-statistic meta:object-count="38"/>
    <meta:generator>LibreOffice/7.3.7.2$Linux_X86_64 LibreOffice_project/30$Build-2</meta:generator>
  </office:meta>
</office:document-meta>
</file>